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bd9" officeooo:paragraph-rsid="0017abd9"/>
    </style:style>
    <style:style style:name="P2" style:family="paragraph" style:parent-style-name="Standard">
      <style:text-properties fo:color="#00a933" loext:opacity="100%" officeooo:rsid="0017abd9" officeooo:paragraph-rsid="0017abd9"/>
    </style:style>
    <style:style style:name="P3" style:family="paragraph" style:parent-style-name="Standard">
      <style:text-properties fo:color="#00a933" loext:opacity="100%" officeooo:rsid="0018ea32" officeooo:paragraph-rsid="0018ea32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Basicos do Git -</text:p>
      <text:p text:style-name="P1"/>
      <text:p text:style-name="P2">$ git status – <text:span text:style-name="T2">Mostra o Status do seu arquivo, se teve alguma modificação, ou algum arquivo adicionado no seu repositorio, e tambem avisa quando não tem um .git no seu repositorio.</text:span></text:p>
      <text:p text:style-name="P2"/>
      <text:p text:style-name="P2">$ git init – <text:span text:style-name="T2">Comando inicial do git, cria uma pasta .git no seu repositorio,essa pasta necessaria para o git funcionar no seu repositorio, um comando muito importante.</text:span></text:p>
      <text:p text:style-name="P2"/>
      <text:p text:style-name="P3">$ git add (nome do arquivo/Pasta_) - <text:span text:style-name="T2">Adiciona o arquivou ou pasta escolhida no git.</text:span></text:p>
      <text:p text:style-name="P3"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1.5.2$Linux_X86_64 LibreOffice_project/10$Build-2</meta:generator>
    <dc:date>2021-08-18T19:27:15.759936058</dc:date>
    <meta:editing-duration>PT4H23M12S</meta:editing-duration>
    <meta:editing-cycles>1</meta:editing-cycles>
    <meta:document-statistic meta:table-count="0" meta:image-count="0" meta:object-count="0" meta:page-count="1" meta:paragraph-count="4" meta:word-count="78" meta:character-count="455" meta:non-whitespace-character-count="379"/>
  </office:meta>
</office:document-meta>
</file>